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7cm" svg:height="1.5cm" svg:x="0.5cm" svg:y="7.5cm">
          <text:p text:style-name="P1">Begrüßungsscreen<text:line-break/>(nur beim erstem Start)</text:p>
        </draw:rect>
        <draw:rect draw:style-name="gr1" draw:text-style-name="P1" draw:id="id2" draw:layer="layout" svg:width="7cm" svg:height="1.5cm" svg:x="9.7cm" svg:y="7.5cm">
          <text:p text:style-name="P1">Startscreen</text:p>
          <text:p text:style-name="P1">(Hauptmenü)</text:p>
        </draw:rect>
        <draw:rect draw:style-name="gr1" draw:text-style-name="P1" draw:id="id3" draw:layer="layout" svg:width="7cm" svg:height="1.5cm" svg:x="9.7cm" svg:y="11.5cm">
          <text:p text:style-name="P1">Auswahlscreen </text:p>
          <text:p text:style-name="P1">für Übungen</text:p>
        </draw:rect>
        <draw:rect draw:style-name="gr1" draw:text-style-name="P1" draw:id="id6" draw:layer="layout" svg:width="9cm" svg:height="1.5cm" svg:x="18cm" svg:y="15cm">
          <text:p text:style-name="P1">Bilderanzeigen/Vokabelscreen</text:p>
        </draw:rect>
        <draw:rect draw:style-name="gr1" draw:text-style-name="P1" draw:id="id4" draw:layer="layout" svg:width="9cm" svg:height="1.5cm" svg:x="18cm" svg:y="4.5cm">
          <text:p text:style-name="P1">Settingsscreen</text:p>
        </draw:rect>
        <draw:rect draw:style-name="gr1" draw:text-style-name="P1" draw:id="id5" draw:layer="layout" svg:width="9cm" svg:height="1.5cm" svg:x="18cm" svg:y="13cm">
          <text:p text:style-name="P1">Texteinsetzungsscreen</text:p>
        </draw:rect>
        <draw:connector draw:style-name="gr2" draw:text-style-name="P1" draw:layer="layout" svg:x1="7.5cm" svg:y1="8.25cm" svg:x2="9.7cm" svg:y2="8.25cm" draw:start-shape="id1" draw:start-glue-point="1" draw:end-shape="id2" draw:end-glue-point="3" svg:d="m7500 8250h2200">
          <text:p/>
        </draw:connector>
        <draw:connector draw:style-name="gr3" draw:text-style-name="P1" draw:layer="layout" svg:x1="13.2cm" svg:y1="9cm" svg:x2="13.2cm" svg:y2="11.5cm" draw:start-shape="id2" draw:start-glue-point="2" draw:end-shape="id3" draw:end-glue-point="0" svg:d="m13200 9000v2500">
          <text:p/>
        </draw:connector>
        <draw:connector draw:style-name="gr3" draw:text-style-name="P1" draw:layer="layout" svg:x1="13.2cm" svg:y1="7.5cm" svg:x2="18cm" svg:y2="5.25cm" draw:start-shape="id2" draw:start-glue-point="0" draw:end-shape="id4" draw:end-glue-point="3" svg:d="m13200 7500v-2250h4800">
          <text:p/>
        </draw:connector>
        <draw:connector draw:style-name="gr2" draw:text-style-name="P1" draw:layer="layout" svg:x1="16.7cm" svg:y1="12.25cm" svg:x2="22.5cm" svg:y2="13cm" draw:end-shape="id5" draw:end-glue-point="0" svg:d="m16700 12250v125h5800v625">
          <text:p/>
        </draw:connector>
        <draw:connector draw:style-name="gr2" draw:text-style-name="P1" draw:layer="layout" svg:x1="13.2cm" svg:y1="13cm" svg:x2="18cm" svg:y2="15.75cm" draw:start-shape="id3" draw:start-glue-point="2" draw:end-shape="id6" draw:end-glue-point="3" svg:d="m13200 13000v2750h4800">
          <text:p/>
        </draw:connector>
        <draw:connector draw:style-name="gr2" draw:text-style-name="P1" draw:layer="layout" draw:line-skew="0.499cm" svg:x1="27cm" svg:y1="13.75cm" svg:x2="16.7cm" svg:y2="8.25cm" draw:start-shape="id5" draw:start-glue-point="1" draw:end-shape="id2" draw:end-glue-point="1" svg:d="m27000 13750h1000v-5500h-11300">
          <text:p/>
        </draw:connector>
        <draw:connector draw:style-name="gr2" draw:text-style-name="P1" draw:layer="layout" draw:line-skew="0.499cm" svg:x1="27cm" svg:y1="15.75cm" svg:x2="16.7cm" svg:y2="8.25cm" draw:start-shape="id6" draw:start-glue-point="1" draw:end-shape="id2" draw:end-glue-point="1" svg:d="m27000 15750h1000v-7500h-11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4-02T15:36:41.86</meta:creation-date>
    <dc:date>2014-04-02T15:51:46.58</dc:date>
    <meta:editing-duration>PT00H15M05S</meta:editing-duration>
    <meta:editing-cycles>1</meta:editing-cycles>
    <meta:document-statistic meta:object-count="13"/>
    <meta:generator>OpenOffice.org/3.1$Win32 OpenOffice.org_project/310m19$Build-9420</meta:generator>
  </office:meta>
</office:document-meta>
</file>